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2.01pt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6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3, 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4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2EC-2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BEAGLEBONE</text:p>
          </table:table-cell>
          <table:table-cell office:value-type="string" calcext:value-type="string">
            <text:p>BEAGLEBONE BLK REV C AM3358BZ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B01-SC-50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B16_Minimal_Bom" table:style-name="ta2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46:03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3.2$Windows_X86_64 LibreOffice_project/a64200df03143b798afd1ec74a12ab50359878ed</meta:generator>
    <meta:editing-duration>PT13M3S</meta:editing-duration>
    <meta:editing-cycles>7</meta:editing-cycles>
    <dc:date>2020-01-14T09:50:41.451000000</dc:date>
    <meta:document-statistic meta:table-count="3" meta:cell-count="420" meta:object-count="0"/>
  </office:meta>
</office:document-meta>
</file>